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, serif, EmojiFont"/>
    <style:font-face style:name="arial" svg:font-family="arial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paragraph-rsid="000c09b7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paragraph-rsid="000c09b7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P6" style:family="paragraph" style:parent-style-name="Preformatted_20_Text">
      <style:paragraph-properties fo:margin-top="0cm" fo:margin-bottom="0.499cm" loext:contextual-spacing="false" fo:orphans="2" fo:widows="2"/>
      <style:text-properties officeooo:paragraph-rsid="000c09b7"/>
    </style:style>
    <style:style style:name="P7" style:family="paragraph" style:parent-style-name="Table_20_Contents">
      <style:text-properties fo:background-color="#fff200"/>
    </style:style>
    <style:style style:name="P8" style:family="paragraph" style:parent-style-name="Standard">
      <style:text-properties officeooo:rsid="000e2bba" officeooo:paragraph-rsid="000e2bba"/>
    </style:style>
    <style:style style:name="P9" style:family="paragraph" style:parent-style-name="Table_20_Heading">
      <style:text-properties fo:font-size="2pt" style:font-size-asian="2pt" style:font-size-complex="2pt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Preformatted_20_Text">
      <style:text-properties fo:font-variant="normal" fo:text-transform="none" fo:color="#000000" fo:letter-spacing="normal" fo:font-style="normal" style:text-underline-style="none" fo:font-weight="normal" officeooo:rsid="000ce474" officeooo:paragraph-rsid="000ce474" style:font-weight-asian="normal" style:font-weight-complex="normal"/>
    </style:style>
    <style:style style:name="P12" style:family="paragraph" style:parent-style-name="Heading_20_2">
      <style:text-properties fo:font-variant="normal" fo:text-transform="none" fo:color="#2a6979" style:font-name="arial" fo:font-size="12.75pt" fo:letter-spacing="0.026cm" fo:font-style="normal" officeooo:rsid="000e2bba" officeooo:paragraph-rsid="000e2bba"/>
    </style:style>
    <style:style style:name="P13" style:family="paragraph" style:parent-style-name="Preformatted_20_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ce474" officeooo:paragraph-rsid="000ce474" style:font-weight-asian="bold" style:font-weight-complex="bold"/>
    </style:style>
    <style:style style:name="P14" style:family="paragraph" style:parent-style-name="Preformatted_20_Text">
      <style:text-properties fo:font-variant="normal" fo:text-transform="none" fo:color="#000000" fo:letter-spacing="normal" fo:font-style="normal" fo:font-weight="normal" officeooo:rsid="000ce474" officeooo:paragraph-rsid="000ce474"/>
    </style:style>
    <style:style style:name="P15" style:family="paragraph" style:parent-style-name="Preformatted_20_Text">
      <style:text-properties officeooo:rsid="000e2bba" officeooo:paragraph-rsid="000ce474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paragraph-rsid="000c09b7"/>
    </style:style>
    <style:style style:name="T1" style:family="text">
      <style:text-properties fo:font-variant="normal" fo:text-transform="none" fo:color="#212121" style:font-name="Calibri" fo:font-size="12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ce181e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'est tout ce que j'ai comme Velarivirus (du CoV-1) : un draft de séquence génomique quasi complète.</text:span><text:line-break/><text:span text:style-name="T1">Je crois me rappeler que la séquence vient de Thierry qui a du faire séquencer le CoV-1 à Bordeaux en dsRNA.</text:span><text:line-break/><text:line-break/><text:span text:style-name="T1">Jamais testé par RT-PCR, ici.</text:span><text:line-break/><text:line-break/><text:span text:style-name="T1">Bonne journée.</text:span><text:line-break/><text:line-break/><text:bookmark-start text:name="__DdeLink__30_1658695676"/><text:bookmark-start text:name="__DdeLink__33_1658695676"/><text:span text:style-name="T1">&gt;CoV-1_CT20-111</text:span><text:line-break/><text:bookmark-start text:name="__DdeLink__3900_2530751494"/><text:bookmark-start text:name="__DdeLink__3897_2530751494"/><text:span text:style-name="T1">CTTTAAGAAGTGTTCGATCAATTTCAAGTGGTTACTTAAAGTTTTAAGTTTGTTGAAATTGTTCACCTTTAAAGAATAAATTTCGTCTGAAAATTAAGCCCAAGTCTTGTGACCTCAAGCTTTATTTTCTCTTCTTCTCCTCGCTTCTGCTCTCATGGCCCTGCGTTGTGTTCTAGCAATCACCCACAAAAAGCCAAAACAAACCAAGCGTAACCAAACGTCCCTAAGCTATAGGAAAAGAGTTAAGAAAATGAAAAACATTAGGAAAAATAAAGACTATAAAATGTCAATAATAAACAATAAGTTAACGTCAATAACGTCTGCTCTTGTCGAGCAACGTCGTCGTACTTATGTGTATGAGGACACTCCTCCCTTCGATCCTCCAAACTCTGACAACGATTGGGAGATATTCTCCCGATATAACATGGTCCACTACACCGAAATGGGCCATAATTTCTCTTTTGAAGGAGATGGTAACTACTATGTTATCATGCCTCCTGCAACCGACGGTCGTTACGTCGACGACGAAACGACTTTTGACAACACCATTCTGAAGGTGTTGAAATATAGGAAAACCCGTCAGTGCTTTTCACTTAAGGCGGTTTTACACCGCATTGGTTTGGAGTTAACAAAACTCCAAATAAAATCTCTGAAAAAGAAACTGGCTGAAAAACTGGGGTACAGCCAGTGCTCATTGAAATATATACCAAAAAATGTGGTTTATGCTTACAAAAAGCACACTGATAACCACATTCTTCATCTTTGTTCAAAAGATGAAATTAGTAAGATTAAGAGCAATAGACCAATCTTTCTGGGTGCTGCGGCACACAAAACTACCAACATGAATATTAATTTCATGTATAACTATAGAGCGGAATATAAGGAAAATGAAGACGCGACAATAGCCGATGTACGTTTTCATAATACATTTAAAGGTGTTACTAAATGTATTTTGATTGTCAAATTAACACACTGTTTCAAGAAGGATAATTCTTATCAGGGGTTGTTGATCAAAGCCAATTACCCCAGTATGGACCGGAACCATAACGCTCTAAACTTAGAGTATTTCTTTTATAATCCTGCAACACCTCTACAAACTTTGACAACAAAGTTTGTTCTAGCTGGACTTGGTTATAATGACCACACTAAATGGTTTCTGAATTATTACCCGTCAAAGAGATTTTTCTTTGCCAAGGGAGAGTTTAACTCTTTATGGGAAGTTCTTGAGAAGGCCACTTGTGCTACACAAGCGAAACCGACATCAACGACTATTTCTCATAAGGGAAATGTTGCTAAAGCTGCGACCATTAATACTCCGATGGTTGCTGTCGGTGTTGTGAAAGCTAAGGAACCAATAGTGGCTCAAACTAAGGTTGGTGTTGAGAAACCTAAGATTAAACCGGTAGCCGCTGCAATAACGACAACAACCGTTTGTAAATCAACTCATATCACAACTCCCAAGGTTAACAACCCTTGTTTTATCCAATTTGGGAGCCTACCGTCCACAGTTGGTTTGGCTGTGAAAAAGCAAGCTATTAAACGAACAGCCCCAAAACCAACACCTCAACCCAAACCCTTTGGTGCAACTACGGTCAACCAACCAACAAAACGAACACCCGCTGAAGAATATACTAAGGTTGTGAAAAAGGGTCAGGTTGACACGACACCAAAGAGAGTGGTTGTTTCACCCCAACAACAAAAAGTTGAAACTCCAAAAAATGTGGCGCAACAACCTGCTAGTGATGGAGTCACAATTTTTAAAACTAAGCAAGGTATGTTGTTCAAAACTTTCCGGTCAGGCGGAAGGATTGTCAAGTTTGTCTTCCTCCTTTCTGATAAGAGTGAGTACACTATTCTCAATGATAACGACGCAGCTAGAAAAATGTACAATCTCACCATAAAGGATAAGGAGTTTTACATTCATCCCGAATGTAAAGTTTACAATGGACGCCCGTTTGCTTTTTACAAAAATTCTTTTTGCTGGGTAAGGGCGTTTGCATCTCAAAACAAGAAGATTCCAAACCATCTACAATTTATGCCCATCATAAGGGTATCCGTATTGTTATCTTTTGGATTATCCCCAGTTTTCTTGAACAACGTTGCAGTAACTGGGAAATCATTGTTACATTTCGACTTGAAGTATAAAAATACAAAACACATAAACTGTCATAACTATTTCTTAGGTGCGGAGACCACAACCATTCCTAATGTAGATAGTCATGAGAACTACGACGTAGTGTTAGATACTATGTTGAAGAAAGTCATTGAAAAATGTTCAGCAAAATCTGACAATGCGACATTAAATAATATAATGTCTAGATGTTCACAAAAACTAAATTGTTGGTTCGATCGGGCTCCAAATCTCAGCTTGTCTGTATGTCTTAGCGTGAAACAGAAGAAGTTCTTTTCTGAACTTTTTCCTGAACTGAAGGTTGACTATTTGGACAGAACTTTTAGTTCACACGCTTTATTCACTGCTGTTAGAGAAGCTTCAAACTACAATTATTTCAGAGAGATGGAATTCACAAACTTCCTAGATATTGGTGGTAACTTGTTTACTCATGTTAGGGCTGGGACTACCGATGTCCACATATGTACACCATGTGTTGACGTCCGCGATTCCAAACGTCATATGGACATAGCGCTGTCTCTCGATAGAAAATTGGGGGAATTTGACAGTTATGATATTTGCACTAACAAAGCTCAAGAATGTCATGTTACTTATGACAGGGCTATAGCTGTAGAGGTTTACGATATGAGTTTGGCAGACATGGCAGATGCTATGATAGCCCATAGTTGCAAGCGACTAAATTTTTCACTTTTGTTACCGGGT</text:span><text:bookmark-end text:name="__DdeLink__30_1658695676"/><text:soft-page-break/><text:span text:style-name="T1">GAATTACTGGAAGATTTTTCAACGATATACCTCTTTGACCAATCCTGTAAAATAACCAAAGATGGGGATGTCGTGTCTTATTACTATGGGAACTCGGCGGAGTCTTATGATCACAGTCTAGAAAAATTACGAGATATAATGATAAATCAAGTCGTAATAAGATCTGGAAAGATATTTAAGAAAACATTGGAGAAGTCTAGAGGACCGTTTAGATATTATTCACTAGTTTTGTGTTCGACGATGCCATCCGGCATTCAGAAGTTTAGATCTCTATACGACTGTTATCAATCAAATAAAGTTATTGTGAAGGTTCCTGTGTCTGATGTTAATGGAAGGATAACTACACAAGAAATAATGATAGATAAGAGTTTTGTTGTTAACATGATTGAATACGCAGCAAATTGTGTTGACAACTTCAACCGGAAAGGTTTTGAATATGTAATGTCTCATTATAGATCACGTAAGTCTTATGTGATATATAATGGTCAAGTTATTAACGAAGCTGTTAATATAGACTTAAAGTACCTACCTGGACTTTTAGCCGTAATGTTGTCTGAGGGACTTCGTATGGCGGAGAGAACAAATTTTTTGGCCAGACTCGTCTATTATCAATATTATGCTCCGACGTTGCTAAGGTGTGTTTTACAAGGATTGAGCAATCTATTCTTTAAGTTAAAGAATTATTGTTATCAATACACATTGGAAACAATGCGATATTTATTTGGTGACTGGATTGTGGAAGCCTATAAATCCAGTGGTTCTCAAATAAGATATGTTAGTGAATGTATCGAAGTTTGTCAAACCATAGAGCTGAATACATCAGGGGCATTTGTGGATGTACTTGACACAACTTTCGAAAGGTCCGTTAAAGACTGCGGTGACATGGTTGATATACTTAAAGACAGTTTCCCAGAAGCGAGGGATGACGAAGATCTCGTTAGCGAAGCTCTGTTTTCTGGAGGTGGTGTAAACACTAAGAGAAGAGCATTATATTTTCTATATATGAAGATGGTAAATCTTTTGTGTTTTAAAGTAAAAATTTTCAATATGAATAACAGACATCATATTGAAAAGATCCTAAAATTTTCTTCAAAAATATTAGATTTCCTTTCTATTGTTTATCAAATGTGTGTTGTGGAACCAATATTAAGTATGACAAATGAATTAGCGATCTTCTTTAGAAAATGTGTCAAGGCCATTAAGAGTGGTATTAGAAGCATCTCAGATTTTATATTTGACGAAATTGTCTTAAGAGGGTTCAATTCATTTAGAGAATTATTAAAACAGTGTCGCGACCATATTTTAAATACAATTATGAGGGTCGGCTTGAAAATTGTTATTTCAAAATTTGACCCTATTTCAGAATTGGATGAGTGTGTTAATGTTTTAGATGATTTTAAAACTATTCCCAATGAGAATACGGTGGTTAAGAAAAATTTTGAAGATTTCGAAGATATATCTTATATTTTGAATGATATTGACGAGTTAATGACCTCTGGAGGAGGTGGGAGAGGTAACATAGTGTTCAAATCAGTAATAAAAACTTTAGAGTTTTTTAAAATTTGTTTGCTTAAAAGTTTAACCAGATCGCAAAGTTTGGCTAAATATGTTTATTTGCGCGTTAAGGAAGCTGTCAAAAGTTTAACTTCTTTTTTAAAAGCTCCCTTTAATGCATTGTCTGATCTAAAAAATATTATCAATATTGAAGATGAACTTAGATTCACATTGATTGATGAAAACAGTGATGATTCATCAACGAGTGATGATGATTCCCAACAGTCTACAATCACTTTAACTAGGCATGAGAGACTATGTACGTTTATAGCTAATGAGAAAATTAATTCAAGTGAGTCTAGGTTGTTGAGGATGTTGAAAAAATTTTTATCAATTGCTAAAAAATTTTTTCCAAACTGTTTTTCTAAAACAATTGATGAAATTTTGGCTCTTGTAGAATTAAGTTTGATATCTTTGAGATTTGAGAGATCTGAAATGCAGAATGAGATGGACGAATCTCATTGCAAAATCGTTTTATACTTATTAAAACTTAAGAACTCAGTTATGATGATGTTTAAAACTGGTAAAGTATGTTTTGAAACATTATTCATTATATTGAACAAGTTGGTAAATATGCTATTCAGAAAATGTGTTAGATATTTTTCAAAACCTGAAATAAAACAAATATTGTTTAACAATACTTTCGAGTTAGCAATCACAGGGGTGTCGGCAATATCTCTTGCTGTGCTCGGTCTTAATGTAAACGTAGTTCGAATAATGGTGATACCCCCAGTTTATTTCTTAACGAAGAAGGCATTTGCATGGTTTTATAAGGCTGAGGAACCGCTTTTACCGATGGTATATACAACCATGGTTGGTGCTGGTTTATCAGCGACATTACCAAGTGCTTTAATTTCGGCTGCAACTGTCATGGTGTGCAAATCTCGGATGATTGACAGTTGTGGAAGATTGGGTGTCTTCAAAAATCAATCTCGTGAGTTTGTGGCTCGACATTCTATTTACAACCATGCAAGGTTCGTAAATTCGATTTTCTTCAATCGATGGATTACTTGTTTTATATTCATAGTGGTGTATACTTTTAGCTCTTCTTCGAAGTTAACGTTTTGCGTTATGACTCTTGTTGTTGCGAGTAAATATTACAACGCCTTTATGGAAAAAGCTATATCTGTGGCCAACCTTTCAATAGCCTTAAATGAAGATATACGTAACTTGTCTTTTACAAGTGGATTGAGGAAGAAAATTAGAACATTGACGAAGCAAAAATTCAAAAATTCCAATATAAGCCGCAATGATCAAAATGATTCAGACGCTGAAAAAGAAATTAAGAAAGATACCGAAAATTCAACTGTGTTAAAGCCTGAAGATTTCAAATCAAGTAAAACAGGATCTCATTTTGAGTTGTTTGAGATAGAGGAGGAGACCCCTTCCAATAGCAATCATAAAAACACGAGATCTAGTTCAAATGAAACAACAAACCAATTATATCAGAAAAACAAGATGGTCAGCATTGAGGCCAATGTTAACATTGGTAACAAGATTAAGGTTTGTAGAGATCTTCTGACTTATCCAAGTTCTTCAAATTTTGACTTTATCCAAACTAGTGATTTTCTAGTGAATGCTCTAAGAGAATATATCTTTCTCGAAAAGAAAAATTTGATATTGCATATAAAGAAGCTTGAACGTGTTTGTGATATTTATAGAAGCGGAACTATTAAGCTGAGGGATATTGCGACACTTGTAGACGACAGAGCTGTATACATGTATCAACCTAGTGGTTTATGGTTCTGTTTGTCAAATAAGAGTTCTAAACCTTTGAACGAGGTAAAATTTTTTATTACTGCGGACGCGGAAATAAGCAACTCACAAAGAGACATCAGGGAAGGATGTTTCACAACTGATGATTTTGCTATTGGTTACACTAATAATAGACTATTTGCACTTGAAGGTGAACATTTGGACAAAACATACTTGAATAGTGATGTCTTAAATAAGATAACATTAATCAACAAACCCCCGGGTAGTGGAAAGA</text:span><text:soft-page-break/><text:span text:style-name="T1">CCAGAGCTATAGTTAATACAATGGTTAAACTTATCAATAAGAAGCAATCTGTCTTAGCTCTGTCAGTCACAAGGGTTGGTAGAGATGAAATTGTAGAAAAATTGAAGACACATAACATAAATAGGACAGATTATGTTAACACTATTGATGGATTCATTATGAAGAACGTCAAGTATTGCGTTTCAAAGCTTTTGATAGACGAATGTTTTATGGCTCACTGTGGTAGCATCGTTCATATTCTGAAGAATGTTACTTTTGACAGTTGTGATATGTACGGTGATATAAATCAAATCCCATACATATGCAGAATACCACACATCAACGTTGAGTACAGCAAAACACTGTTTGAAATGGTGAATATAGAGCATGATAATTCAACATATCGATGTCCTTTAGATGTGTGTTATACTCTCTCACAGATCACTGATAACATAGGTCGAAAAATCTATAAAGGTGGTGTTTATTCGAAATTAAATAGTAGAATTAGATCCATGGATTGTGTGGGAATTCACACTTTTGAGGAAATACCTTTTAAAAGTGGAGATGTCGTTATGACTTTCACTCAAATTGAAAAGAGTGAGATAGAGAAATCGAACAAAAGTTTAATTGTAAAAACGATCAATGAAATCCAGGGAGCAACATATAAAGATATTAAATTGGTAAGATCTAAAGTTTATGCCAATGAACTCTATGACAATATAAATCAAATAGTAACGGCCATCTCAAGACATACTGACTCATTTATATACTACACCCCACATGGCTGTTTGAATGATAAAGTTTCCACTATGATCAAGGAAACAAGAAACGTAAGTGATTTCATTATCTCACAGTTTTATTTTAAACAGCGCGTTTGACACGTATTTGTGGGAGTCTAGCCCACTTAGATTTCCAACGATTCATGCTAGACCACCACTAACACATTTTTATGATGTTAGTGATTTTATGTGTGTCGTTTTTAAAAATATCTCAGCATATGACTTTGTTCATAGAACTATGGAGTTCGAGTTTAATAATATCGAATTACCTATATTAGAGAATATAAAAATTGAACCGTCTAAGAACAAAGATTATAAGGGGGTTGCATGTATAATTCCCAAGGTCTTGGGTAAAGGTGAAAGATCTAGACCAAACACTATCAGACAAGCTCTTATATCCTTATCTAACAGAAACTTTGCCGCTCCTGACATCAATCAAGACCATGATTTAGTGCAATCTGCGAATATTTTGTTTAATGGGTTCCTAAAATGTTTGAATACGCGGAAAGTACTTGAATTTGATGATGTTATCGAGAGTGATCTCAACAAAATTGATAGGTGGTTGAGCTCAAGGGATAGTAGAAAATACAATGCCTTACTTGGTAGTTTGAACTATGAACCCTGGAACAAAGATGTCAATAATTTGAAATTGATGATTAAGGGCGAGCTAAAACCAAAAACTGATACAAGTGGTTATGTTAAGTACGCACAACCGGCAAATATCGTTTACTATCAACATGTCATTAATATGTTTTTCAGCCCTATCTTCTTAGAAATATTCAGCAGAATATCCTATTGTTTACGACCGAATGTTGTTATTTTCTCTGGAATGAATCTTGATGAATTGGCTGAGGTTATTCAAACAAGGTTGAGATTCCCTCTTGATTCTTATTACTGTTGTGAGATTGATTTTTCAAAATTTGATAAATCTCAGGGGGTTATAATGAAAATGTACGAGGAAATTGTTTATAAATTCTTCAAATTCTCACCAAATGTCTACGACAATTTCAAGATTTCAGAATACTTCGTTAAAGCACGATCTGCAAGCGGTGTAAAGGTCGATCTTTTCGCTCAGAGGAGAACAGGTAGTCCAAACACTTTTTTGTCTAATTCAATTGTGACGCTGGGTTTGGTTTCTAATTACTACGATCTCGATGATTTTGATTTAATACTTGTTTCCGGAGATGACTCTTTATTACTGTCAAGGAAACCTATTCCTAACCAAACTCAATTTATGAACAAAGATTTTGGTATGGAAGCAAAATATCTCGACCATCCAACTACCTATTTCTGCTCTAAGTTTATCTTTAATGATGGTGAAAACATAAAGATTCTTCCAGATCCGGTAAGATTCTTTGAGAAATTATCAGTACCGATCCTTGAAGAAAATTTGGAGAACCAATTTCTTTTGAAAGAAAGATTCATATCTTATAGAGATCTTATGAAGGAATATTTTTGTGAAAGTTATATTGTAAAAATTGATTTACTTTTAATGAAGAAATACGGTATTCCTTATTTTTCGTCGTACAGCGCTTCATCTTATATTCATATTCTATTGTCTTCTTATAAAAATTTTTTAAAGGTTTTTGAGGGAGGTGATCGGTGTATGATATGATTTTCCTCTTCTTTCTCTTTTTTATTCTTTTCCTTTTTCTTTTAAATAAGTTTACTAGTCCGTCTAACAAGGGTTTTATTGTACATAAGCAGATTTATTATTCACTGTAGTCCGACGACGCTATGCCTACGTTCTGCCGTGCGGGCGTTGATTTTGGCACGACCTTTTCTACTATATCAGCTTTTGTTGATGAGGTAGCAACACCTCTATTTCTAGAGGGGTCTCCTTTCATTCCTACTGTCATAACCTTTTTCGACAACAAGGTGGTGATCGGCGAATTAGCAAAAACAATATCAGAGGTGGTTAAAGATAGTGTTATCTATTTTGATCTTAAAAGATGGGTAGGTGTGAACGAGAAAAATTTTGTAAAATTAAAAGAAAAACTTCAACCATCATATGAATGCAAATTCGAGAATGGAGAGTGTTATTTGGGCGGTATAGGTTCGAGACCTGTTTTCAAATCGGTAGGTTTTTTAATAGCCACCTATCTCGATGTTCTAATAAAGTTATTTGAAGAAAAATATGATGTTAAAGTTACAAATCTTAATATTTCTGTACCGGCAGACTTTTATACTTTCCAAAGGTCTTACATGCGAAATGTGGTGAACAATTTAGGTATAAAAGTAGATCGAATAATTAATGAACCATCTGCAGCAGCTCTACATTCGATATTATCAAATCCAGAGTTTACAGATTTCGTTATTTTCGATTTTGGTGGTGGTACCTTTGATGTATCTTATGTGAAAAAGAAAGGCAAGATAATTATGATCTGTGACACTCAAGGAGACTTATTTCTTGGTGGCCGTGATATCGATAAGTCTATCCAAAATTATTTTGTTGAGAAATACAACATCGAAATTCAGCCCTTTTCACTATCATATTTAAAAGAAGGTGTCTCAATTGGTAAGTCTCAGTCTTTCAATGTCTTAAATTCAAAGAAAGAAATAACTCATGTGAATTTTAATAAAGATGAATTGAATTCCATTGTAAGTCCATTTGCAAAGAGATCTTGTGAAATACTAAAAGCTGTTATTAATAGAAATGAAATTGCAAACGCCGTGATTTGCATGGTTGGTGGTTCATCTCTCTTGACCGAAGTCTATAATCAGGTTAGTGATGTAGCTAAAGCAACAAATAACAAGATTTATAGGGATGAAAATTTAAGGTTAAGTGTATCTTTTGGGTGTTCT</text:span><text:soft-page-break/><text:span text:style-name="T1">TGTCTACATTTCTTCACGGATGATCCAGATTTTACTTACATAGACGTTAATTCGCACTGTGTTTTTGAGATAGACGAAATGTTTAAACCATCAGTTTTAATTAGGAAGCCAATGCCGATTCCTTATACATTGAGACAAGAAAGGCAAAATAGTAACAAATTTATTACAGCTGTAGATATTTACGAAGGTGACAGTCAATGGTTTTTAGATTGCCAAGTTTTAATTAAGGATACCTATCCCACAGATGCTGTATCTTCTTTGGGAAGTGGATATTACCGAGTGATTCAGTATGACTTAGACGGGAATATTAATGTGTGGATAGAAAATAAAGATTCGACAAACAAACGAGATCTGAAATCGTTGATAACTTCACATAAAACTATAAAGTTAGAAAATTTTGAGAGAGTTCAAACTGGTTCAAGTTCTTTATATTGCACAATAGCTGAACTTATTAAATATCATAAGTTGGATAAAAATATCGAAGCAATAGACTCCAACTTATTTTTTGAAATTAGGGATTATATTGAAAGTAATGGAGGAAATGGTAGGTACATTGAAATCTTGCGGAAAAACGGTGTACAAATTTGAACAAAAAGATGAAGATGCTGTGATTATGATAAAATTTGAAGAAAACTCTTTTGTTAAAATTTTATATCTTTCAAACAATCCAAATTTCAATGGTAACCTATACGTAGTTGATGAAATAGCTGAATTTTGCCTTATATATATTGTACTTGAATATTTTCCTTATCATAAATTAACATGGACTTGAAGGGAGATCCGTATTTCGAAAAATTTTTGAAAGCTGTCACGGGATTATCAGATATTAACAATATACGTCACAACGTAATTGATTTTGTTATAAAGTTTGATAACACTATAAGGTCATCTTCCGAGGTTGGACAATCAGGGGATGGTACTGTTAAAACATATAAAGCTTCATATAGAATTGAAAATAATAAAGTTTTCATTGATGAAAATAATTTCGATAAGAGTATGTATATTTTCTTAAAATACTTAACGATTGGAGTAAAAGATATAAAAGATTATACATCGTATCCTCCTGTAAATCTAAATGTTTATTATAACAATTCGTTATTTGAAAGATCATTAGCTGTGGCAGGTTTATCGTTACCAACACTTTTACTACAGGATGACAAATTAGGTTGCACATTTTCTTTAAGTGAAATTCGGAGATTGTTCCCAAACCATTCGGTATCAGAACAAGAATTCAACTACCGAATATCAAATTCAATTGGAAAAATTTTCGATTTAAGAGAAGCTAAAAGCGAAGATCTTAAAGCTTTTAAGCCAAAAAGCTATTATGAGAGTAAAGTTTCTGACATAAAAACAAATAAAACATTAGATAGAGCAAATGAATTTGTAGAAACATATCTAGATATAAATTCAAAGGAGTTGACTAAAATATTGTATAACAATTTATTATGTTTCGCAGATATTGTCAGACAAAAAATACTACAAACTTTTGGTGAGACAGCTGTCAACAACATTATCACGCTAGGAGCTTTATACGAAATCTGTAAGTCTTTTGAGTTTAAAAAATGTAACTTATCTGAACGAATGAAATTTTGTGATATATATAATGAGAATTACGAAGATATATTGAAACGATTATACCTGAAATCATCAAAAATAACTAGGAAAGAAATTGCGAATTATCCCAACGCCAGCTTAGCTGAAAAATATTCAGAAGTTTCTATATTCAATGAGCTTCTTACGAAATATAAACCGATAGGAACAAGAAACGCCACACACTTGAAGTTAAACATAGCCAGTGATGAAGAGTTGTTGCGTATATTTGTAGAGTACTTTGACGAGTATTTCGGTATTTCTGATAGATTTATTGTTGAAGCTTTAGTTTTAGTCTTCTTTGCTTTTCTCTCTACATCACCATATATTCGAGTTAGAGATGAAACTTTTGTTCACACAATTTATGTAGATGGTGTAGAAAAGACAATAAAGATAAAATCAAAACATTTCCTTAACTACATAGATTCAAGAAAAGATAGACTGTTACCTAGTGATGCTCGACGCAACTACATTAGACTTTTCTGTTCAGCACGAGCTAACTTTGCGATAGAACTTTTTCAATATATAAATTATAAACCAACTATGTTCCCAAACTGTCCAAAAATATTAGAACACATGCGAATAGATTTTTGGAAGGGCTTAGATATGAAGAGATTGACTAATGAAGAAATAATGAGCGTTAATGTCCTTTCCAGATTAACTGAATACCATTCTAATCGTGATGAGAAATCACGAGAGAGATATCTGGAGGTTTTAGATTTGACGGTATAACTTACTTCGTATATTAAATTCAAAATCTTTCACACATTAAACAATTAAAATTATAAATTATGGCTGACGCAACATTGGAAACTCTCTTTACTAAAGCTAATATTCTTAACGCAGAATCTTTGAGACCAGTTGGATCTAGAGTTGGTACTTATAATAATGATGTTACATCACTTATAAATGCTTTTAAACAAATAATAGACACTAAACCAACATTTACAACAGAACAAAAGAGAACGTTAGCAGCGAGTGCAATTTATCCGAATTTCCTTCCAACAGATATAGTGTCACAACTAAAAGATCTTTTAATTGATAATAAAACTGTGAACACTGGAGATGCCGATAAAAAGACAAGCTTTTCAATTTCTGATCTAATTCAGAAAGGGGTGAAATTACCAACATTTAAAACTCAACCTCAACCGGCCAATGAGTTGACCAAGGAACAGGTTGAATTCTTTTACTCTTCGTTAGAGGAATATTTCAAATATCAAGTGTATAATAAGAGCGAGTCAGAGACTTTAACAGACGATGAAACTATTGCTTTTATCGCCTCATACTTCGCCTCACTAGTAGAACAATCAACTTCTAGGGAAAATGCAAACAATAAAAATCTTTTAAACACATTCACTTTAGGTAATGCTGAGTATACATGGGATAGAGCTAAATTCATCAGGTTTATAGACGCAAAGTTCTCCGAAAAGGGTTATAAAGTAGAAAACATTGAACGTCGTTTTGGGAGGAGTGAAACGGATAAAATAACAACGATTTTACAAAAAGTAGACTACAAACCTAGCGAAAGATTACCTACGCAGTGGGGAGTTCTGGATAACACAAGAGCCCAAATTAGTGATTTTGCTGCGGTTTATAAGTCAAATAGTACTCCAAAAAGTCAATCCGCCCAAGTAGCGGCGAGTGAATACGCTACATCCAGAAGGGGTGATAACAACTCAGCTGTCCACGTTTCTCAAGTATTGGGTAGAAACAATATGCAAAGGAAATGAGTGTATCTCTAAAAGCAATCGGTTTGCAATATTCGACAACCTTTTCAAGACACGTTGTATTAGAGCTCGATAGAGATGTTTTGGTAAAAACATTAGGTCCAAATGACATTTTTGCCTTTGTCATTGGAGATATACGAGGGTACGTTAGATTGAGAATATATGCAGAAGGTGGTTCGTTGAAATATAGCTTCTCTGTGAAATATGGAAATGACATTTACGAAAAAGTC</text:span><text:soft-page-break/><text:span text:style-name="T1">AATAATTCAATTATTTATGCATATAACGACAAATTGACTTTAGACGGATCCAAATTAATTTTTAGTTTGAATTATTATGCAGGTCGATACTCATTCCTCATAAATAATAAACAAGCGTTGTCATGTGCAAACCCAAATTGGAGATATAATATTGAATGTTATCACATTAGAGTTGTAAATGACAATGTTGCTATGATCGACGAAAAATTACAACGAACGAGATTCACCTGGGGATTTAATTTATCATGCCATATTGATGGATCACCAGCGACTGGATCGAAAATTATAAATTCGACGTTGTATGATATGTCAACATATGAATATGTATCAGAAGAGGAATATTTCGGAATGATTTATAATATAAAACCTCTAATAACGGAGAAAGCCGAAAATTATGTGGATATTGGTTCTATAGGTTCAGATGCTGATGGTGTTTTCAGAGCATATAATATATGGACCAAACCATTGACAAACAACTTCATTATGATTGTCAACAATGGGAATGTGAAAATAGATTCTTTAAATGTTATTACACAGATTTGGTTGGGTCAACCTAATGTTATAATTTATGAGGTTGTTTTAAGACAAACAAAATCCGGTTCTAAAATAGAATTCTGGACACAAAACCAGACTGACCATTCACAATCCAAAGGTTATTTGATAAATGAAAGTGTATTACCTAGAATTTCAAATAAGTGTATTTTGGGATTCTTTTATAATAAGAAGACAATTTTCTTTACTGTGAATTTGATTGTTGTAGCTGAAATTGAAAATAAATTGTCTTCAGGATCTATTCGGTTTGGAAATGAATTACAGTTCTTGAATAACACTGTTAACAAAAACCAAATTATGTCACTAAAACCACTTAAAGAGTTTGGAAAAATTTCTTATATATCAAATGACCCAGTTGAAGCACTAAGAGTACGTAAACTTGTCGATGACGATTCAAAGGTAGCAATAGCTATGGCGACTGAAGCCAAACCTGAGTATTTTGAGTTTGACAAAAGTAAAAATGCGTCGGATTTCTTTATTATAGAAAATAAAACTGTTCCTGATAATGTCGTTGAAAAACAACAACCAATTGTGGAGAAAGTTGTTGAGACTGATAAGATTAAAGAAGGTTTAAAAATAAATATTGACGATAAATTTAAAAACTTGTATGAAAAATCGATAGTGGATGTTGTTAATATGTTTAAAATTTCACACGAGTTTGCGAAGTTGATATGCTACCAAATAGGTATTACGTTCGGCTCAACTAAGGAATTAGTTTTACTTAAAGATCAATGGGTGTCGATAACAATACAAGGAAAAACATTAGAAGTTAATGTGGCTGCAGTTGTAGAAAAATTTTATAATGGAAGGGGTTTCAAGTATAACTATTTCAGATTATTTTTGAGGAACAACAGTGCAAATATACTAAACTTATTAAGGGATGGGAAACTTACTCCTAACCAAAAATTCAGCATTAAGTATGGTATAGATGAAATTTATTCATACTTAGCTTGTGATTTTTGGGATTACACGATGCAAGTCACAGAACTTGAAAAAGGGCAACTCAAAAGAATTATTAATTACGAAAACAGACGAAAATTATGATTATTAAGAAAATAAAAGTTTGTTCAAACGTAAATAATATCTCCAACTTGCTTTTCGTTTTTCGTCGCAAGCCATCAAGTTTAAGTTAAGGAAAACATTCGTTTGACATTGAAATATGGACAGAGATTGTGTCGTAAACAACACTGAATTCACTGACACCAGTGATTTCGAGAATAAAAAAGAAATCAATAAAGTATTCTCTAATATTGTTGAAGCAGTTGACAACATAATAGACGAAATTTATTCTTTAAAGGTGAACAATTTCAACAAACTTAAAACTTTAAGTAACCACTTGAAATTGATCGAACACTTCTTAAAGAAAAATGAGAACGCAAATGTTACTTTTTTGGACAGAAAAAGCAGAGAACTTGTTGAGATATATGTAACAGTAAATGACAAATTCATCTTAGATAATGAACAAATTATGACCACAACTATGCGAATGTCAGAAATACTTCCAAAAGTCTCTGAACTTACGAATGTGCTAAATCTGAAAAAATGTATGTTAAGTGGTCAGGTATTTTCAAAATATGATAGCGAAGAGATATTAATAATGATTCCAAATAGATCTACTAAAGATGGTATATTGGAATTGATTCGACAACACATAACAGACAAGTTTTCAATTGGAAATCATTTCAACATAAAAATAGAAGCTCGTGGTGATGTGCTAGCTTATATGAAATCCGTTGCAAAAGGAAATTCATATTTTACTTTTCTCAAACATAAACCAGTTGACGTTGAAATGAACAGAAATATCATAATAACGTTATTATAAATTGTCACAAAAATAATGTATTAGTGATGAAATTAGTCAAAATATTTAAGTGTAAACAAAAGTTTTTTTTAATTTCAACTTCTTCTTAAAAAACTTTCGATTGATTTTGTGATGGATGTTTTCTTTGCTAAGTTCGTCAATAACACTGACAACTTTATCTTTGAAAATTTGCCGGACATACTTTCGAACTTCGATATGGAAATTAGAAATGAAAACTTTACAACGACCAATAAACATTTAATGCCTGAAACAATCAGGAAGACTTTTAAAAGGAAGTATGGAATGAAACAATTAGCACTTCTTAAGGTGTGTGACGAATGTGGTGTAAACTCTGATATAAAAAATGTAATCTTTGAAAAGGTTGAGGTCGAAACTTTTAAAATAGCATGTAAATTTAGGTTCTATCAAAAGATGATGTTCTACATGTTGTTGAAATTGATGCTTGTGAATGTTGGAAAGCTATTGGACCACACTGTCCTAATTGAGAATAAATATAATGACAATCTATACTCTTATAAACTGAATGTTAATAATAGAGGCAAATTAGTAAAAATAAATTATATTGACAAAGAGGATGATGATAGAAATAAACAACTCAGAATCAACATAAGACTTAATTATTTTAGAGATTATAACAGTGAAGTCTCTGTATATGATGATGAATCTTTCTATCGTGGAATAGAATTGTTGTTAAGTAAAGTCAACTTTGAAATAGAAGGGTTTGCCTTTTATCTTGAATATTTTGAAGATTATGGTAGTCTAATATCCGAAATACATGAAAGTGATGATACCATAAAGAAACTAATCAAAATTGCCGAGACTGTAAGAA</text:span><text:bookmark-end text:name="__DdeLink__3900_2530751494"/><text:bookmark-end text:name="__DdeLink__3897_2530751494"/></text:p>
      <text:p text:style-name="P2"><text:bookmark-end text:name="__DdeLink__33_1658695676"/></text:p>
      <text:p text:style-name="Standard"/>
      <text:p text:style-name="Standard"/>
      <text:p text:style-name="P15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, serif, EmojiFont"/>
    <style:font-face style:name="arial" svg:font-family="arial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16:18.532909659</meta:creation-date>
    <dc:date>2019-04-05T15:23:47.028595281</dc:date>
    <meta:editing-duration>PT45M25S</meta:editing-duration>
    <meta:editing-cycles>6</meta:editing-cycles>
    <meta:generator>LibreOffice/6.1.4.2$Linux_X86_64 LibreOffice_project/10$Build-2</meta:generator>
    <meta:document-statistic meta:table-count="0" meta:image-count="0" meta:object-count="0" meta:page-count="6" meta:paragraph-count="1" meta:word-count="47" meta:character-count="16964" meta:non-whitespace-character-count="16915"/>
  </office:meta>
</office:document-meta>
</file>